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8pt" style:font-size-asian="8pt" style:font-size-complex="8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8pt" style:font-size-asian="8pt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Ubuntu" fo:font-size="8pt" fo:background-color="#ffff00" style:font-size-asian="8pt" style:font-size-complex="8pt"/>
    </style:style>
    <style:style style:name="T1" style:family="text">
      <style:text-properties fo:color="#ff0000" style:font-name="Monospace" fo:font-size="10pt" style:font-size-asian="10pt"/>
    </style:style>
    <style:style style:name="T2" style:family="text">
      <style:text-properties fo:color="#ff0000" style:font-name="Monospace"/>
    </style:style>
    <style:style style:name="T3" style:family="text">
      <style:text-properties fo:color="#ff0000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/>
    </style:style>
    <style:style style:name="T6" style:family="text">
      <style:text-properties fo:color="#000000"/>
    </style:style>
    <style:style style:name="T7" style:family="text">
      <style:text-properties fo:color="#800000"/>
    </style:style>
    <style:style style:name="T8" style:family="text">
      <style:text-properties fo:color="#800000"/>
    </style:style>
    <style:style style:name="T9" style:family="text">
      <style:text-properties fo:color="#800000" fo:background-color="#ffff00" loext:char-shading-value="0"/>
    </style:style>
    <style:style style:name="T10" style:family="text">
      <style:text-properties fo:color="#800000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SLF4J: The requested version 1.7.16 by your slf4j binding is not compatible with [1.6]</text:span></text:p>
      <text:p text:style-name="P2"><text:span text:style-name="T3">SLF4J: See http://www.slf4j.org/codes.html#version_mismatch for further details.</text:span></text:p>
      <text:p text:style-name="P2"><text:span text:style-name="T6">11:40:29.872 [main] DEBUG org.springframework.boot.devtools.settings.DevToolsSettings - Included patterns for restart : []</text:span></text:p>
      <text:p text:style-name="P2"><text:span text:style-name="T6">11:40:29.876 [main] DEBUG org.springframework.boot.devtools.settings.DevToolsSettings - Excluded patterns for restart : [/spring-boot-starter/target/classes/, /spring-boot-autoconfigure/target/classes/, /spring-boot-starter-[\w-]+/, /spring-boot/target/classes/, /spring-boot-actuator/target/classes/, /spring-boot-devtools/target/classes/]</text:span></text:p>
      <text:p text:style-name="P2"><text:span text:style-name="T6">11:40:29.876 [main] DEBUG org.springframework.boot.devtools.restart.ChangeableUrls - Matching URLs for reloading : [file:/home/carlos/Descargas/springboot-war-skeleton/web/target/classes/, file:/home/carlos/Descargas/springboot-war-skeleton/model/target/classes/, file:/home/carlos/Descargas/springboot-war-skeleton/services/target/classes/]</text:span></text:p>
      <text:p text:style-name="P2"/>
      <text:p text:style-name="P2"><text:span text:style-name="T6"><text:s text:c="2"/>. <text:s text:c="2"/>____ <text:s text:c="9"/>_ <text:s text:c="11"/>__ _ _</text:span></text:p>
      <text:p text:style-name="P2"><text:span text:style-name="T6"><text:s/>/\\ / ___'_ __ _ _(_)_ __ <text:s/>__ _ \ \ \ \</text:span></text:p>
      <text:p text:style-name="P2"><text:span text:style-name="T6">( ( )\___ | '_ | '_| | '_ \/ _` | \ \ \ \</text:span></text:p>
      <text:p text:style-name="P2"><text:span text:style-name="T6"><text:s/>\\/ <text:s/>___)| |_)| | | | | || (_| | <text:s/>) ) ) )</text:span></text:p>
      <text:p text:style-name="P2"><text:span text:style-name="T6"><text:s text:c="2"/>' <text:s/>|____| .__|_| |_|_| |_\__, | / / / /</text:span></text:p>
      <text:p text:style-name="P2"><text:span text:style-name="T6"><text:s/>=========|_|==============|___/=/_/_/_/</text:span></text:p>
      <text:p text:style-name="P2"><text:span text:style-name="T6"><text:s/>:: Spring Boot :: <text:s text:c="7"/>(v1.5.2.RELEASE)</text:span></text:p>
      <text:p text:style-name="P2"/>
      <text:p text:style-name="P2"><text:span text:style-name="T6">2017-12-05 11:40:30.391 <text:s/>INFO 30964 --- [ <text:s/>restartedMain] com.charlie.example.web.MyApplication <text:s text:c="3"/>: Starting MyApplication on carlos-HP-Compaq-6000-Pro-SFF-PC with PID 30964 (/home/carlos/Descargas/springboot-war-skeleton/web/target/classes started by carlos in /home/carlos/Descargas/springboot-war-skeleton/web)</text:span></text:p>
      <text:p text:style-name="P2"><text:span text:style-name="T6">2017-12-05 11:40:30.393 <text:s/>INFO 30964 --- [ <text:s/>restartedMain] com.charlie.example.web.MyApplication <text:s text:c="3"/>: No active profile set, falling back to default profiles: default</text:span></text:p>
      <text:p text:style-name="P2"><text:span text:style-name="T6">2017-12-05 11:40:30.895 <text:s/>INFO 30964 --- [ <text:s/>restartedMain] ationConfigEmbeddedWebApplicationContext : Refreshing org.springframework.boot.context.embedded.AnnotationConfigEmbeddedWebApplicationContext@ed01058: startup date [Tue Dec 05 11:40:30 CET 2017]; root of context hierarchy</text:span></text:p>
      <text:p text:style-name="P2"><text:span text:style-name="T6">2017-12-05 11:40:32.991 <text:s/>INFO 30964 --- [ <text:s/>restartedMain] trationDelegate$BeanPostProcessorChecker : Bean 'org.springframework.transaction.annotation.ProxyTransactionManagementConfiguration' of type [org.springframework.transaction.annotation.ProxyTransactionManagementConfiguration$$EnhancerBySpringCGLIB$$5a0ae95b] is not eligible for getting processed by all BeanPostProcessors (for example: not eligible for auto-proxying)</text:span></text:p>
      <text:p text:style-name="P2"><text:span text:style-name="T6">2017-12-05 11:40:33.552 <text:s/>INFO 30964 --- [ <text:s/>restartedMain] s.b.c.e.t.TomcatEmbeddedServletContainer : Tomcat initialized with port(s): 8080 (http)</text:span></text:p>
      <text:p text:style-name="P2"><text:span text:style-name="T6">2017-12-05 11:40:33.574 <text:s/>INFO 30964 --- [ <text:s/>restartedMain] o.apache.catalina.core.StandardService <text:s text:c="2"/>: Starting service Tomcat</text:span></text:p>
      <text:p text:style-name="P2"><text:span text:style-name="T6">2017-12-05 11:40:33.576 <text:s/>INFO 30964 --- [ <text:s/>restartedMain] org.apache.catalina.core.StandardEngine <text:s/>: Starting Servlet Engine: Apache Tomcat/8.5.11</text:span></text:p>
      <text:p text:style-name="P2"><text:span text:style-name="T6">2017-12-05 11:40:33.728 <text:s/>INFO 30964 --- [ost-startStop-1] o.a.c.c.C.[.[</text:span><text:span text:style-name="T10">localhost].[/charlie]</text:span><text:span text:style-name="T6"> <text:s text:c="6"/>: Initializing Spring embedded WebApplicationContext</text:span></text:p>
      <text:p text:style-name="P2"><text:span text:style-name="T6">2017-12-05 11:40:33.729 <text:s/>INFO 30964 --- [ost-startStop-1] o.s.web.context.ContextLoader <text:s text:c="11"/>: Root WebApplicationContext: initialization completed in 2849 ms</text:span></text:p>
      <text:p text:style-name="P2"><text:span text:style-name="T6">2017-12-05 11:40:33.960 <text:s/>INFO 30964 --- [ost-startStop-1] o.s.b.w.servlet.ServletRegistrationBean <text:s/>: Mapping servlet: 'dispatcherServlet' to [/]</text:span></text:p>
      <text:p text:style-name="P2"><text:span text:style-name="T6">2017-12-05 11:40:33.967 <text:s/>INFO 30964 --- [ost-startStop-1] o.s.b.w.servlet.FilterRegistrationBean <text:s text:c="2"/>: Mapping filter: 'characterEncodingFilter' to: [/*]</text:span></text:p>
      <text:p text:style-name="P2"><text:span text:style-name="T6">2017-12-05 11:40:33.968 <text:s/>INFO 30964 --- [ost-startStop-1] o.s.b.w.servlet.FilterRegistrationBean <text:s text:c="2"/>: Mapping filter: 'hiddenHttpMethodFilter' to: [/*]</text:span></text:p>
      <text:p text:style-name="P2"><text:span text:style-name="T6">2017-12-05 11:40:33.968 <text:s/>INFO 30964 --- [ost-startStop-1] o.s.b.w.servlet.FilterRegistrationBean <text:s text:c="2"/>: Mapping filter: 'httpPutFormContentFilter' to: [/*]</text:span></text:p>
      <text:p text:style-name="P2"><text:span text:style-name="T6">2017-12-05 11:40:33.968 <text:s/>INFO 30964 --- [ost-startStop-1] o.s.b.w.servlet.FilterRegistrationBean <text:s text:c="2"/>: Mapping filter: 'requestContextFilter' to: [/*]</text:span></text:p>
      <text:p text:style-name="P2"><text:span text:style-name="T6">2017-12-05 11:40:34.813 <text:s/>INFO 30964 --- [ <text:s/>restartedMain] j.LocalContainerEntityManagerFactoryBean : Building JPA container EntityManagerFactory for persistence unit 'default'</text:span></text:p>
      <text:p text:style-name="P2"><text:span text:style-name="T6">2017-12-05 11:40:34.834 <text:s/>INFO 30964 --- [ <text:s/>restartedMain] o.hibernate.jpa.internal.util.LogHelper <text:s/>: HHH000204: Processing PersistenceUnitInfo [</text:span></text:p>
      <text:p text:style-name="P2"><text:span text:style-name="T6"><text:tab/>name: default</text:span></text:p>
      <text:p text:style-name="P2"><text:span text:style-name="T6"><text:tab/>...]</text:span></text:p>
      <text:p text:style-name="P2"><text:span text:style-name="T6">2017-12-05 11:40:34.937 <text:s/>INFO 30964 --- [ <text:s/>restartedMain] org.hibernate.Version <text:s text:c="19"/>: HHH000412: Hibernate Core {5.0.12.Final}</text:span></text:p>
      <text:p text:style-name="P2"><text:span text:style-name="T6">2017-12-05 11:40:34.939 <text:s/>INFO 30964 --- [ <text:s/>restartedMain] org.hibernate.cfg.Environment <text:s text:c="11"/>: HHH000206: hibernate.properties not found</text:span></text:p>
      <text:p text:style-name="P2"><text:span text:style-name="T6">2017-12-05 11:40:34.941 <text:s/>INFO 30964 --- [ <text:s/>restartedMain] org.hibernate.cfg.Environment <text:s text:c="11"/>: HHH000021: Bytecode provider name : javassist</text:span></text:p>
      <text:p text:style-name="P2"><text:span text:style-name="T6">2017-12-05 11:40:35.161 <text:s/>INFO 30964 --- [ <text:s/>restartedMain] o.hibernate.annotations.common.Version <text:s text:c="2"/>: HCANN000001: Hibernate Commons Annotations {5.0.1.Final}</text:span></text:p>
      <text:p text:style-name="P2"><text:span text:style-name="T6">2017-12-05 11:40:35.304 <text:s/>INFO 30964 --- [ <text:s/>restartedMain] org.hibernate.dialect.Dialect <text:s text:c="11"/>: HHH000400: Using dialect: org.hibernate.dialect.MySQLDialect</text:span></text:p>
      <text:p text:style-name="P2"><text:span text:style-name="T6">2017-12-05 11:40:35.913 <text:s/>INFO 30964 --- [ <text:s/>restartedMain] j.LocalContainerEntityManagerFactoryBean : Initialized JPA EntityManagerFactory for persistence unit 'default'</text:span></text:p>
      <text:p text:style-name="P2"><text:span text:style-name="T6">2017-12-05 11:40:36.511 <text:s/>INFO 30964 --- [ <text:s/>restartedMain] s.w.s.m.m.a.RequestMappingHandlerAdapter : Looking for @ControllerAdvice: org.springframework.boot.context.embedded.AnnotationConfigEmbeddedWebApplicationContext@ed01058: startup date [Tue Dec 05 11:40:30 CET 2017]; root of context hierarchy</text:span></text:p>
      <text:p text:style-name="P3">2017-12-05 11:40:36.697 <text:s/>INFO 30964 --- [ <text:s/>restartedMain] s.w.s.m.m.a.RequestMappingHandlerMapping : Mapped "{[/user/articles],methods=[GET]}" onto public org.springframework.http.ResponseEntity&lt;java.util.List&lt;com.charlie.example.model.entity.Article&gt;&gt; com.charlie.example.web.controller.ArticleController.getAllArticles()</text:p>
      <text:p text:style-name="P3">2017-12-05 11:40:36.699 <text:s/>INFO 30964 --- [ <text:s/>restartedMain] s.w.s.m.m.a.RequestMappingHandlerMapping : Mapped "{[/user/article],methods=[POST]}" onto public org.springframework.http.ResponseEntity&lt;java.lang.Void&gt; com.charlie.example.web.controller.ArticleController.addArticle(com.charlie.example.model.entity.Article,org.springframework.web.util.UriComponentsBuilder)</text:p>
      <text:p text:style-name="P3">2017-12-05 11:40:36.700 <text:s/>INFO 30964 --- [ <text:s/>restartedMain] s.w.s.m.m.a.RequestMappingHandlerMapping : Mapped "{[/user/article],methods=[PUT]}" onto public org.springframework.http.ResponseEntity&lt;com.charlie.example.model.entity.Article&gt; <text:soft-page-break/>com.charlie.example.web.controller.ArticleController.updateArticle(com.charlie.example.model.entity.Article)</text:p>
      <text:p text:style-name="P3">2017-12-05 11:40:36.701 <text:s/>INFO 30964 --- [ <text:s/>restartedMain] s.w.s.m.m.a.RequestMappingHandlerMapping : Mapped "{[/user/article/{id}],methods=[DELETE]}" onto public org.springframework.http.ResponseEntity&lt;java.lang.Void&gt; com.charlie.example.web.controller.ArticleController.deleteArticle(java.lang.Integer)</text:p>
      <text:p text:style-name="P3">2017-12-05 11:40:36.701 <text:s/>INFO 30964 --- [ <text:s/>restartedMain] s.w.s.m.m.a.RequestMappingHandlerMapping : Mapped "{[/user/article/{id}],methods=[GET]}" onto public org.springframework.http.ResponseEntity&lt;com.charlie.example.model.entity.Article&gt; com.charlie.example.web.controller.ArticleController.getArticleById(java.lang.Integer)</text:p>
      <text:p text:style-name="P2"><text:span text:style-name="T6">2017-12-05 11:40:36.706 <text:s/>INFO 30964 --- [ <text:s/>restartedMain] s.w.s.m.m.a.RequestMappingHandlerMapping : Mapped "{[/error],produces=[text/html]}" onto public org.springframework.web.servlet.ModelAndView org.springframework.boot.autoconfigure.web.BasicErrorController.errorHtml(javax.servlet.http.HttpServletRequest,javax.servlet.http.HttpServletResponse)</text:span></text:p>
      <text:p text:style-name="P2"><text:span text:style-name="T6">2017-12-05 11:40:36.707 <text:s/>INFO 30964 --- [ <text:s/>restartedMain] s.w.s.m.m.a.RequestMappingHandlerMapping : Mapped "{[/error]}" onto public org.springframework.http.ResponseEntity&lt;java.util.Map&lt;java.lang.String, java.lang.Object&gt;&gt; org.springframework.boot.autoconfigure.web.BasicErrorController.error(javax.servlet.http.HttpServletRequest)</text:span></text:p>
      <text:p text:style-name="P2"><text:span text:style-name="T6">2017-12-05 11:40:36.762 <text:s/>INFO 30964 --- [ <text:s/>restartedMain] o.s.w.s.handler.SimpleUrlHandlerMapping <text:s/>: Mapped URL path [/webjars/**] onto handler of type [class org.springframework.web.servlet.resource.ResourceHttpRequestHandler]</text:span></text:p>
      <text:p text:style-name="P2"><text:span text:style-name="T6">2017-12-05 11:40:36.763 <text:s/>INFO 30964 --- [ <text:s/>restartedMain] o.s.w.s.handler.SimpleUrlHandlerMapping <text:s/>: Mapped URL path [/**] onto handler of type [class org.springframework.web.servlet.resource.ResourceHttpRequestHandler]</text:span></text:p>
      <text:p text:style-name="P2"><text:span text:style-name="T6">2017-12-05 11:40:36.839 <text:s/>INFO 30964 --- [ <text:s/>restartedMain] o.s.w.s.handler.SimpleUrlHandlerMapping <text:s/>: Mapped URL path [/**/favicon.ico] onto handler of type [class org.springframework.web.servlet.resource.ResourceHttpRequestHandler]</text:span></text:p>
      <text:p text:style-name="P2"><text:span text:style-name="T6">2017-12-05 11:40:36.910 <text:s/>WARN 30964 --- [ <text:s/>restartedMain] .t.AbstractTemplateResolverConfiguration : Cannot find template location: classpath:/templates/ (please add some templates or check your Thymeleaf configuration)</text:span></text:p>
      <text:p text:style-name="P2"><text:span text:style-name="T6">2017-12-05 11:40:37.865 <text:s/>INFO 30964 --- [ <text:s/>restartedMain] o.s.b.d.a.OptionalLiveReloadServer <text:s text:c="6"/>: LiveReload server is running on port 35729</text:span></text:p>
      <text:p text:style-name="P2"><text:span text:style-name="T6">2017-12-05 11:40:37.979 <text:s/>INFO 30964 --- [ <text:s/>restartedMain] o.s.j.e.a.AnnotationMBeanExporter <text:s text:c="7"/>: Registering beans for JMX exposure on startup</text:span></text:p>
      <text:p text:style-name="P2"><text:span text:style-name="T6">2017-12-05 11:40:38.084 <text:s/>INFO 30964 --- [ <text:s/>restartedMain] s.b.c.e.t.TomcatEmbeddedServletContainer : Tomcat started on port(s): 8080 (http)</text:span></text:p>
      <text:p text:style-name="P2"><text:span text:style-name="T6">2017-12-05 11:40:38.099 <text:s/>INFO 30964 --- [ <text:s/>restartedMain] com.charlie.example.web.MyApplication <text:s text:c="3"/>: Started MyApplication in 8.188 seconds (JVM running for 8.795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7-12-05T11:40:55.745338042</meta:creation-date>
    <dc:date>2017-12-05T11:43:50.346929771</dc:date>
    <dc:creator>carlos </dc:creator>
    <meta:editing-duration>PT2M55S</meta:editing-duration>
    <meta:editing-cycles>1</meta:editing-cycles>
    <meta:document-statistic meta:table-count="0" meta:image-count="0" meta:object-count="0" meta:page-count="2" meta:paragraph-count="52" meta:word-count="744" meta:character-count="9296" meta:non-whitespace-character-count="8383"/>
    <meta:generator>LibreOffice/5.0.3.2$Linux_X86_64 LibreOffice_project/00m0$Build-2</meta:generator>
  </office:meta>
</office:document-meta>
</file>